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6bfd8" officeooo:paragraph-rsid="0016bfd8"/>
    </style:style>
    <style:style style:name="T1" style:family="text">
      <style:text-properties officeooo:rsid="001891f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"/>
      <text:p text:style-name="P1">Harjoitustyön pohjana on käytetty tunnilla tehtyä HuoltoasemaSocketIO-esimerkkiä. Ohjelma lukee koordinaatit gpx tiedostosta, muuttaa ne json muotoon ja lähettää serverille. Serveri postaa ne HTML-sivulle<text:span text:style-name="T1">, jossa ne piirtyvät kartalle</text:span>.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fi" fo:country="FI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12-18T18:07:09.346000000</dc:date>
    <meta:editing-duration>PT4M</meta:editing-duration>
    <meta:editing-cycles>2</meta:editing-cycles>
    <meta:generator>LibreOffice/7.4.5.1$Windows_X86_64 LibreOffice_project/9c0871452b3918c1019dde9bfac75448afc4b57f</meta:generator>
    <meta:document-statistic meta:table-count="0" meta:image-count="0" meta:object-count="0" meta:page-count="1" meta:paragraph-count="1" meta:word-count="27" meta:character-count="235" meta:non-whitespace-character-count="208"/>
  </office:meta>
</office:document-meta>
</file>